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8cm" fo:min-width="3.31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227cm" fo:min-width="0.612cm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38cm" fo:min-width="3.94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81cm" svg:height="1.588cm" svg:x="7.324cm" svg:y="2.51cm">
            <text:p text:style-name="P1">Guard</text:p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3.81cm" svg:height="1.588cm" svg:x="7.324cm" svg:y="6.642cm">
              <text:p text:style-name="P1">Particle</text:p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9.229cm" svg:y1="4.097cm" svg:x2="9.229cm" svg:y2="6.637cm">
              <text:p/>
            </draw:line>
          </draw:g>
          <draw:custom-shape draw:style-name="gr3" draw:text-style-name="P1" draw:layer="layout" svg:width="1.27cm" svg:height="0.953cm" svg:x="5.286cm" svg:y="2.827cm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4" draw:text-style-name="P2" draw:layer="layout" svg:x1="6.556cm" svg:y1="2.51cm" svg:x2="5.286cm" svg:y2="4.097cm">
            <text:p/>
          </draw:line>
          <draw:line draw:style-name="gr4" draw:text-style-name="P2" draw:layer="layout" svg:x1="6.556cm" svg:y1="4.097cm" svg:x2="5.286cm" svg:y2="2.51cm">
            <text:p/>
          </draw:line>
          <draw:frame draw:style-name="gr5" draw:text-style-name="P3" draw:layer="layout" svg:width="9.037cm" svg:height="0.962cm" svg:x="1.059cm" svg:y="1.022cm">
            <draw:text-box>
              <text:p><text:s text:c="6"/>g2 <text:s text:c="8"/><text:s text:c="6"/>= <text:s text:c="9"/><text:s text:c="5"/>g1 ;</text:p>
            </draw:text-box>
          </draw:frame>
        </draw:g>
      </draw:page>
      <draw:page draw:name="page2" draw:style-name="dp1" draw:master-page-name="Default">
        <draw:g>
          <draw:custom-shape draw:style-name="gr6" draw:text-style-name="P1" draw:layer="layout" svg:width="4.445cm" svg:height="1.588cm" svg:x="7.005cm" svg:y="6.729cm">
            <text:p text:style-name="P1">GuardBlock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9.327cm" svg:y1="4.197cm" svg:x2="9.327cm" svg:y2="6.737cm">
            <text:p/>
          </draw:line>
          <draw:g>
            <draw:custom-shape draw:style-name="gr1" draw:text-style-name="P1" draw:layer="layout" svg:width="3.81cm" svg:height="1.588cm" svg:x="7.33cm" svg:y="10.843cm">
              <text:p text:style-name="P1">Particle</text:p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9.235cm" svg:y1="8.298cm" svg:x2="9.235cm" svg:y2="10.838cm">
              <text:p/>
            </draw:line>
          </draw:g>
          <draw:custom-shape draw:style-name="gr1" draw:text-style-name="P1" draw:layer="layout" svg:width="3.81cm" svg:height="1.588cm" svg:x="7.443cm" svg:y="2.597cm">
            <text:p text:style-name="P1">Guard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0.953cm" svg:x="5.305cm" svg:y="2.914cm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1" draw:layer="layout" svg:width="3.81cm" svg:height="1.588cm" svg:x="0.743cm" svg:y="2.597cm">
            <text:p text:style-name="P1">Guard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.62cm" svg:y1="4.175cm" svg:x2="9.327cm" svg:y2="6.737cm">
            <text:p/>
          </draw:line>
          <draw:frame draw:style-name="gr5" draw:text-style-name="P3" draw:layer="layout" svg:width="7.97cm" svg:height="0.962cm" svg:x="2.165cm" svg:y="1.022cm">
            <draw:text-box>
              <text:p>g2 <text:s text:c="14"/>= <text:s text:c="14"/>g1 ;</text:p>
            </draw:text-box>
          </draw:frame>
        </draw:g>
      </draw:page>
      <draw:page draw:name="page3" draw:style-name="dp1" draw:master-page-name="Default">
        <draw:g>
          <draw:custom-shape draw:style-name="gr1" draw:text-style-name="P1" draw:layer="layout" svg:width="3.81cm" svg:height="1.588cm" svg:x="7.441cm" svg:y="2.697cm">
            <text:p text:style-name="P1">Guard</text:p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3.81cm" svg:height="1.588cm" svg:x="7.441cm" svg:y="6.829cm">
              <text:p text:style-name="P1">Particle</text:p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9.346cm" svg:y1="4.284cm" svg:x2="9.346cm" svg:y2="6.824cm">
              <text:p/>
            </draw:line>
          </draw:g>
          <draw:custom-shape draw:style-name="gr3" draw:text-style-name="P1" draw:layer="layout" svg:width="1.27cm" svg:height="0.953cm" svg:x="5.503cm" svg:y="3.014cm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1" draw:layer="layout" svg:width="3.81cm" svg:height="1.588cm" svg:x="0.941cm" svg:y="2.697cm">
            <text:p text:style-name="P1">Guard</text:p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3.81cm" svg:height="1.588cm" svg:x="0.941cm" svg:y="6.829cm">
              <text:p text:style-name="P1">Particle</text:p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2.846cm" svg:y1="4.284cm" svg:x2="2.846cm" svg:y2="6.824cm">
              <text:p/>
            </draw:line>
          </draw:g>
          <draw:custom-shape draw:style-name="gr3" draw:text-style-name="P1" draw:layer="layout" svg:width="1.27cm" svg:height="0.953cm" svg:x="5.502cm" svg:y="7.114cm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3" draw:layer="layout" svg:width="7.97cm" svg:height="0.962cm" svg:x="2.363cm" svg:y="1.022cm">
            <draw:text-box>
              <text:p>g2 <text:s text:c="14"/>= <text:s text:c="14"/>g1 ;</text:p>
            </draw:text-box>
          </draw:frame>
        </draw:g>
      </draw:page>
      <draw:page draw:name="page4" draw:style-name="dp1" draw:master-page-name="Default">
        <draw:g>
          <draw:custom-shape draw:style-name="gr1" draw:text-style-name="P1" draw:layer="layout" svg:width="3.81cm" svg:height="1.588cm" svg:x="7.423cm" svg:y="2.697cm">
            <text:p text:style-name="P1">Guard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81cm" svg:height="1.588cm" svg:x="7.423cm" svg:y="6.829cm">
            <text:p text:style-name="P1">Particle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.87cm" svg:y1="4.297cm" svg:x2="9.328cm" svg:y2="6.824cm">
            <text:p/>
          </draw:line>
          <draw:custom-shape draw:style-name="gr3" draw:text-style-name="P1" draw:layer="layout" svg:width="1.27cm" svg:height="0.953cm" svg:x="5.387cm" svg:y="3.027cm">
            <text:p/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1" draw:layer="layout" svg:width="3.81cm" svg:height="1.588cm" svg:x="0.96cm" svg:y="2.709cm">
            <text:p text:style-name="P1">Guard</text:p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7.97cm" svg:height="0.962cm" svg:x="2.245cm" svg:y="1.022cm">
            <draw:text-box>
              <text:p>g2 <text:s text:c="14"/>= <text:s text:c="14"/>g1 ;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08cm" fo:margin-bottom="0.508cm" fo:margin-left="0.508cm" fo:margin-right="0.508cm" fo:page-width="12.192cm" fo:page-height="13.2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2T17:29:23.457525226</meta:creation-date>
    <dc:date>2022-01-22T18:40:28.377509804</dc:date>
    <meta:editing-duration>PT8M11S</meta:editing-duration>
    <meta:editing-cycles>2</meta:editing-cycles>
    <meta:generator>LibreOffice/7.2.5.2$Linux_X86_64 LibreOffice_project/20$Build-2</meta:generator>
    <meta:document-statistic meta:object-count="39"/>
  </office:meta>
</office:document-meta>
</file>